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23ff23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fill="solid" draw:fill-color="#e6ff0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gr5" style:family="graphic" style:parent-style-name="standard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family-generic="roman" style:font-pitch="variable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T3" style:family="text">
      <style:text-properties fo:font-family="Arial" style:font-family-generic="roman" style:font-pitch="variable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6.8000001907348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2cm" svg:height="17.5cm" svg:x="12.5cm" svg:y="1cm">
          <text:p/>
        </draw:rect>
        <draw:rect draw:style-name="gr2" draw:text-style-name="P1" draw:layer="layout" svg:width="9cm" svg:height="17.5cm" svg:x="1cm" svg:y="1cm">
          <text:p/>
        </draw:rect>
        <draw:rect draw:style-name="gr3" draw:text-style-name="P2" xml:id="id12" draw:id="id12" draw:layer="layout" svg:width="5cm" svg:height="2cm" svg:x="3cm" svg:y="3.5cm">
          <text:p text:style-name="P1"><text:span text:style-name="T1">Scan QR code</text:span></text:p>
        </draw:rect>
        <draw:rect draw:style-name="gr3" draw:text-style-name="P2" xml:id="id13" draw:id="id13" draw:layer="layout" svg:width="5cm" svg:height="2cm" svg:x="3cm" svg:y="6.5cm">
          <text:p text:style-name="P1"><text:span text:style-name="T1">Hit URL</text:span></text:p>
          <text:p text:style-name="P1"><text:span text:style-name="T1">(php script)</text:span></text:p>
        </draw:rect>
        <draw:rect draw:style-name="gr3" draw:text-style-name="P2" xml:id="id14" draw:id="id14" draw:layer="layout" svg:width="5cm" svg:height="2cm" svg:x="3cm" svg:y="9.5cm">
          <text:p text:style-name="P1"><text:span text:style-name="T1">Tweets</text:span></text:p>
          <text:p text:style-name="P1"><text:span text:style-name="T1">“</text:span><text:span text:style-name="T1">fed me on DATE”</text:span></text:p>
        </draw:rect>
        <draw:rect draw:style-name="gr3" draw:text-style-name="P2" xml:id="id15" draw:id="id15" draw:layer="layout" svg:width="5cm" svg:height="2cm" svg:x="3cm" svg:y="12.5cm">
          <text:p text:style-name="P1"><text:span text:style-name="T1">Updates DB </text:span></text:p>
          <text:p text:style-name="P1"><text:span text:style-name="T1">(# times fed, timestamp,</text:span></text:p>
          <text:p text:style-name="P1"><text:span text:style-name="T1">Followers, mentions)</text:span></text:p>
        </draw:rect>
        <draw:rect draw:style-name="gr3" draw:text-style-name="P2" xml:id="id16" draw:id="id16" draw:layer="layout" svg:width="5cm" svg:height="2cm" svg:x="3cm" svg:y="16cm">
          <text:p text:style-name="P1"><text:span text:style-name="T1">Returns web page with</text:span></text:p>
          <text:p text:style-name="P1"><text:span text:style-name="T1">Link to twitter</text:span></text:p>
          <text:p text:style-name="P1"><text:span text:style-name="T1">account</text:span></text:p>
        </draw:rect>
        <draw:rect draw:style-name="gr3" draw:text-style-name="P2" xml:id="id6" draw:id="id6" draw:layer="layout" svg:width="5cm" svg:height="2cm" svg:x="13.9cm" svg:y="4.6cm">
          <text:p text:style-name="P1"><text:span text:style-name="T1">Hit URL</text:span></text:p>
        </draw:rect>
        <draw:rect draw:style-name="gr3" draw:text-style-name="P2" xml:id="id7" draw:id="id7" draw:layer="layout" svg:width="5cm" svg:height="2cm" svg:x="13.9cm" svg:y="7.3cm">
          <text:p text:style-name="P1"><text:span text:style-name="T1">Gets (for each) </text:span></text:p>
          <text:p text:style-name="P1"><text:span text:style-name="T1">Last time fed, </text:span></text:p>
          <text:p text:style-name="P1"><text:span text:style-name="T1"># followers,</text:span></text:p>
          <text:p text:style-name="P1"><text:span text:style-name="T1"># mentions</text:span></text:p>
        </draw:rect>
        <draw:rect draw:style-name="gr3" draw:text-style-name="P2" xml:id="id10" draw:id="id10" draw:layer="layout" svg:width="5cm" svg:height="2cm" svg:x="13.9cm" svg:y="15.7cm">
          <text:p text:style-name="P1"><text:span text:style-name="T1">Broadcast via Arduino</text:span></text:p>
          <text:p text:style-name="P1"><text:span text:style-name="T1">Creatures food</text:span></text:p>
        </draw:rect>
        <draw:rect draw:style-name="gr3" draw:text-style-name="P2" xml:id="id9" draw:id="id9" draw:layer="layout" svg:width="5cm" svg:height="2cm" svg:x="13.9cm" svg:y="12.9cm">
          <text:p text:style-name="P1"><text:span text:style-name="T1">Decide whether or </text:span></text:p>
          <text:p text:style-name="P1"><text:span text:style-name="T1">not to feed creatures </text:span></text:p>
          <text:p text:style-name="P1"><text:span text:style-name="T1">based if new food arrived</text:span></text:p>
        </draw:rect>
        <draw:rect draw:style-name="gr3" draw:text-style-name="P2" xml:id="id11" draw:id="id11" draw:layer="layout" svg:width="3.5cm" svg:height="1cm" svg:x="22.8cm" svg:y="1.9cm">
          <text:p text:style-name="P1"><text:span text:style-name="T1">Start here</text:span></text:p>
        </draw:rect>
        <draw:rect draw:style-name="gr3" draw:text-style-name="P2" xml:id="id5" draw:id="id5" draw:layer="layout" svg:width="5cm" svg:height="2cm" svg:x="21.3cm" svg:y="4.9cm">
          <text:p text:style-name="P1"><text:span text:style-name="T1">Receive transmission</text:span></text:p>
        </draw:rect>
        <draw:rect draw:style-name="gr3" draw:text-style-name="P2" xml:id="id4" draw:id="id4" draw:layer="layout" svg:width="5cm" svg:height="2cm" svg:x="21.3cm" svg:y="7.9cm">
          <text:p text:style-name="P1"><text:span text:style-name="T2">receive id, Emotion</text:span></text:p>
          <text:p text:style-name="P1"><text:span text:style-name="T2">adjacent </text:span></text:p>
          <text:p text:style-name="P1"><text:span text:style-name="T2">creature?</text:span></text:p>
          <text:p text:style-name="P1"><text:span text:style-name="T3"><text:s/></text:span><text:span text:style-name="T3">via Radio</text:span></text:p>
        </draw:rect>
        <draw:rect draw:style-name="gr3" draw:text-style-name="P2" xml:id="id3" draw:id="id3" draw:layer="layout" svg:width="3.5cm" svg:height="1.5cm" svg:x="24.1cm" svg:y="14.4cm">
          <text:p text:style-name="P1"><text:span text:style-name="T3">Tweet changes in </text:span></text:p>
          <text:p text:style-name="P1"><text:span text:style-name="T3">creature state</text:span></text:p>
          <text:p text:style-name="P1"><text:span text:style-name="T2"><text:s/></text:span><text:span text:style-name="T2">(XXX is DYING)</text:span></text:p>
        </draw:rect>
        <draw:rect draw:style-name="gr3" draw:text-style-name="P2" xml:id="id2" draw:id="id2" draw:layer="layout" svg:width="3.5cm" svg:height="1.5cm" svg:x="20.3cm" svg:y="14.4cm">
          <text:p text:style-name="P1"><text:span text:style-name="T3">Tweet about “XXX</text:span></text:p>
          <text:p text:style-name="P1"><text:span text:style-name="T2">Made me XXX”</text:span></text:p>
        </draw:rect>
        <draw:rect draw:style-name="gr3" draw:text-style-name="P2" xml:id="id1" draw:id="id1" draw:layer="layout" svg:width="5cm" svg:height="2cm" svg:x="21.3cm" svg:y="10.9cm">
          <text:p text:style-name="P1"><text:span text:style-name="T3">Update internal data</text:span></text:p>
          <text:p text:style-name="P1"><text:span text:style-name="T2">About creature</text:span></text:p>
        </draw:rect>
        <draw:frame draw:style-name="gr4" draw:layer="layout" svg:width="8.5cm" svg:height="1.25cm" svg:x="1.5cm" svg:y="1.55cm">
          <draw:text-box>
            <text:p>USER IN GALLERY SPACE</text:p>
          </draw:text-box>
        </draw:frame>
        <draw:frame draw:style-name="gr4" draw:layer="layout" svg:width="8.5cm" svg:height="1.673cm" svg:x="13.8cm" svg:y="1.65cm">
          <draw:text-box>
            <text:p>PROCESSING SKETCH </text:p>
            <text:p>IN GALLERY SPACE</text:p>
          </draw:text-box>
        </draw:frame>
        <draw:rect draw:style-name="gr3" draw:text-style-name="P2" xml:id="id8" draw:id="id8" draw:layer="layout" svg:width="5cm" svg:height="2cm" svg:x="13.9cm" svg:y="10cm">
          <text:p text:style-name="P1"><text:span text:style-name="T3">Update internal data</text:span></text:p>
          <text:p text:style-name="P1"><text:span text:style-name="T2">About creature</text:span></text:p>
        </draw:rect>
        <draw:connector draw:style-name="gr5" draw:text-style-name="P1" draw:layer="layout" svg:x1="23.8cm" svg:y1="12.9cm" svg:x2="22.05cm" svg:y2="14.4cm" draw:start-shape="id1" draw:start-glue-point="2" draw:end-shape="id2" svg:d="m23800 12900v750h-1750v750">
          <text:p/>
        </draw:connector>
        <draw:connector draw:style-name="gr5" draw:text-style-name="P1" draw:layer="layout" svg:x1="23.8cm" svg:y1="12.9cm" svg:x2="25.85cm" svg:y2="14.4cm" draw:start-shape="id1" draw:start-glue-point="2" draw:end-shape="id3" svg:d="m23800 12900v750h2050v750">
          <text:p/>
        </draw:connector>
        <draw:connector draw:style-name="gr5" draw:text-style-name="P1" draw:layer="layout" draw:type="line" svg:x1="23.8cm" svg:y1="9.9cm" svg:x2="23.8cm" svg:y2="10.9cm" draw:start-shape="id4" draw:start-glue-point="2" draw:end-shape="id1" draw:end-glue-point="0" svg:d="m23800 9900v1000">
          <text:p/>
        </draw:connector>
        <draw:connector draw:style-name="gr5" draw:text-style-name="P1" draw:layer="layout" draw:type="line" svg:x1="23.8cm" svg:y1="6.9cm" svg:x2="23.8cm" svg:y2="7.9cm" draw:start-shape="id5" draw:start-glue-point="2" draw:end-shape="id4" draw:end-glue-point="0" svg:d="m23800 6900v1000">
          <text:p/>
        </draw:connector>
        <draw:connector draw:style-name="gr5" draw:text-style-name="P1" draw:layer="layout" draw:type="line" svg:x1="16.4cm" svg:y1="6.6cm" svg:x2="16.4cm" svg:y2="7.3cm" draw:start-shape="id6" draw:start-glue-point="2" draw:end-shape="id7" draw:end-glue-point="0" svg:d="m16400 6600v700">
          <text:p/>
        </draw:connector>
        <draw:connector draw:style-name="gr5" draw:text-style-name="P1" draw:layer="layout" draw:type="line" svg:x1="16.4cm" svg:y1="9.3cm" svg:x2="16.4cm" svg:y2="10cm" draw:start-shape="id7" draw:start-glue-point="2" draw:end-shape="id8" svg:d="m16400 9300v700">
          <text:p/>
        </draw:connector>
        <draw:connector draw:style-name="gr5" draw:text-style-name="P1" draw:layer="layout" draw:type="line" svg:x1="16.4cm" svg:y1="12cm" svg:x2="16.4cm" svg:y2="12.9cm" draw:start-shape="id8" draw:start-glue-point="2" draw:end-shape="id9" draw:end-glue-point="0" svg:d="m16400 12000v900">
          <text:p/>
        </draw:connector>
        <draw:connector draw:style-name="gr5" draw:text-style-name="P1" draw:layer="layout" draw:type="line" svg:x1="16.4cm" svg:y1="14.9cm" svg:x2="16.4cm" svg:y2="15.7cm" draw:start-shape="id9" draw:start-glue-point="2" draw:end-shape="id10" draw:end-glue-point="0" svg:d="m16400 14900v800">
          <text:p/>
        </draw:connector>
        <draw:connector draw:style-name="gr5" draw:text-style-name="P1" draw:layer="layout" draw:type="lines" svg:x1="24.55cm" svg:y1="2.9cm" svg:x2="16.4cm" svg:y2="4.6cm" draw:start-shape="id11" draw:start-glue-point="2" draw:end-shape="id6" draw:end-glue-point="0" svg:d="m24550 2900v501l-8150 698v501">
          <text:p/>
        </draw:connector>
        <draw:connector draw:style-name="gr5" draw:text-style-name="P1" draw:layer="layout" draw:type="lines" draw:line-skew="-0.201cm -0.499cm" svg:x1="24.55cm" svg:y1="2.9cm" svg:x2="23.8cm" svg:y2="4.9cm" draw:start-shape="id11" draw:start-glue-point="2" draw:end-shape="id5" draw:end-glue-point="0" svg:d="m24550 2900v300l-750 700v1000">
          <text:p/>
        </draw:connector>
        <draw:connector draw:style-name="gr5" draw:text-style-name="P1" draw:layer="layout" draw:type="line" svg:x1="5.5cm" svg:y1="5.5cm" svg:x2="5.5cm" svg:y2="6.5cm" draw:start-shape="id12" draw:start-glue-point="2" draw:end-shape="id13" draw:end-glue-point="0" svg:d="m5500 5500v1000">
          <text:p/>
        </draw:connector>
        <draw:connector draw:style-name="gr5" draw:text-style-name="P1" draw:layer="layout" draw:type="line" svg:x1="5.5cm" svg:y1="8.5cm" svg:x2="5.5cm" svg:y2="9.5cm" draw:start-shape="id13" draw:start-glue-point="2" draw:end-shape="id14" draw:end-glue-point="0" svg:d="m5500 8500v1000">
          <text:p/>
        </draw:connector>
        <draw:connector draw:style-name="gr5" draw:text-style-name="P1" draw:layer="layout" draw:type="line" svg:x1="5.5cm" svg:y1="11.5cm" svg:x2="5.5cm" svg:y2="12.5cm" draw:start-shape="id14" draw:start-glue-point="2" draw:end-shape="id15" draw:end-glue-point="0" svg:d="m5500 11500v1000">
          <text:p/>
        </draw:connector>
        <draw:connector draw:style-name="gr5" draw:text-style-name="P1" draw:layer="layout" draw:type="line" svg:x1="5.5cm" svg:y1="14.5cm" svg:x2="5.5cm" svg:y2="16cm" draw:start-shape="id15" draw:start-glue-point="2" draw:end-shape="id16" draw:end-glue-point="0" svg:d="m5500 14500v1500">
          <text:p/>
        </draw:connector>
        <draw:frame draw:style-name="gr4" draw:text-style-name="P3" draw:layer="layout" svg:width="27.7cm" svg:height="2.471cm" svg:x="1cm" svg:y="18.5cm">
          <draw:text-box>
            <text:p text:style-name="P3"><text:span text:style-name="T4">Part of The Life Project – </text:span><text:span text:style-name="T5"><text:a xlink:href="http://lifeproject.spacestudios.org.uk/">http://lifeproject.spacestudios.org.uk</text:a></text:span><text:span text:style-name="T5"> by Openlab Workshops </text:span><text:span text:style-name="T5"><text:a xlink:href="http://openlabworkshops.org/">http://openlabworkshops.org</text:a></text:span><text:span text:style-name="T5"> <text:s/>and <text:s/>SPACE Studios </text:span><text:span text:style-name="T5"><text:a xlink:href="http://spacestudios.org.uk/">http://spacestudios.org.uk</text:a></text:span></text:p>
            <text:p text:style-name="P3"><text:span text:style-name="T4"/></text:p>
            <text:p text:style-name="P3"><text:span text:style-name="T4">Ver. 1.0, 2011-July-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9T21:09:50</meta:creation-date>
    <dc:date>2011-07-23T21:23:42</dc:date>
    <meta:editing-duration>PT26M46S</meta:editing-duration>
    <meta:editing-cycles>3</meta:editing-cycles>
    <meta:generator>LibreOffice/3.3$Unix LibreOffice_project/330m19$Build-202</meta:generator>
    <dc:creator>Evan Raskob</dc:creator>
    <meta:document-statistic meta:object-count="35"/>
  </office:meta>
</office:document-meta>
</file>